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aaf9" officeooo:paragraph-rsid="0006aaf9"/>
    </style:style>
    <style:style style:name="P2" style:family="paragraph" style:parent-style-name="Standard">
      <style:paragraph-properties fo:text-align="center" style:justify-single-word="false"/>
      <style:text-properties officeooo:rsid="0006aaf9" officeooo:paragraph-rsid="0008410f"/>
    </style:style>
    <style:style style:name="P3" style:family="paragraph" style:parent-style-name="Standard">
      <style:paragraph-properties fo:text-align="center" style:justify-single-word="false"/>
      <style:text-properties fo:font-size="20pt" officeooo:rsid="0006aaf9" officeooo:paragraph-rsid="0006aaf9" style:font-size-asian="20pt" style:font-size-complex="20pt"/>
    </style:style>
    <style:style style:name="P4" style:family="paragraph" style:parent-style-name="Standard">
      <style:paragraph-properties fo:text-align="start" style:justify-single-word="false"/>
      <style:text-properties fo:font-size="20pt" fo:font-style="normal" fo:font-weight="bold" officeooo:rsid="0008410f" officeooo:paragraph-rsid="0008410f" style:font-size-asian="20pt" style:font-style-asian="normal" style:font-weight-asian="bold" style:font-size-complex="20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size="16pt" officeooo:rsid="0006aaf9" officeooo:paragraph-rsid="0006aaf9" style:font-size-asian="16pt" style:font-size-complex="16pt"/>
    </style:style>
    <style:style style:name="P6" style:family="paragraph" style:parent-style-name="Standard">
      <style:paragraph-properties fo:text-align="center" style:justify-single-word="false"/>
      <style:text-properties fo:font-size="28pt" officeooo:rsid="0006aaf9" officeooo:paragraph-rsid="0006aaf9" style:font-size-asian="28pt" style:font-size-complex="28pt"/>
    </style:style>
    <style:style style:name="P7" style:family="paragraph" style:parent-style-name="Standard">
      <style:paragraph-properties fo:text-align="center" style:justify-single-word="false"/>
      <style:text-properties fo:font-size="12pt" officeooo:rsid="0008410f" officeooo:paragraph-rsid="0008410f" style:font-size-asian="10.5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fo:font-style="normal" fo:font-weight="normal" officeooo:rsid="0008bd28" officeooo:paragraph-rsid="0008bd28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normal" fo:font-weight="normal" officeooo:rsid="00093aad" officeooo:paragraph-rsid="00093aad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normal" fo:font-weight="normal" officeooo:rsid="000a70ca" officeooo:paragraph-rsid="000a70ca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normal" fo:font-weight="normal" officeooo:rsid="000b2e0f" officeooo:paragraph-rsid="000b2e0f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officeooo:paragraph-rsid="0008bd28"/>
    </style:style>
    <style:style style:name="P13" style:family="paragraph" style:parent-style-name="Standard">
      <style:paragraph-properties fo:text-align="start" style:justify-single-word="false"/>
      <style:text-properties officeooo:paragraph-rsid="00093aad"/>
    </style:style>
    <style:style style:name="P14" style:family="paragraph" style:parent-style-name="Standard">
      <style:paragraph-properties fo:text-align="start" style:justify-single-word="false"/>
      <style:text-properties officeooo:paragraph-rsid="000b2e0f"/>
    </style:style>
    <style:style style:name="P15" style:family="paragraph" style:parent-style-name="Standard">
      <style:paragraph-properties fo:text-align="start" style:justify-single-word="false"/>
      <style:text-properties officeooo:rsid="0008bd28" officeooo:paragraph-rsid="0008bd28"/>
    </style:style>
    <style:style style:name="P16" style:family="paragraph" style:parent-style-name="Standard">
      <style:paragraph-properties fo:text-align="start" style:justify-single-word="false"/>
      <style:text-properties officeooo:rsid="0008bd28" officeooo:paragraph-rsid="000b2e0f"/>
    </style:style>
    <style:style style:name="P17" style:family="paragraph" style:parent-style-name="Standard">
      <style:paragraph-properties fo:text-align="start" style:justify-single-word="false"/>
      <style:text-properties officeooo:rsid="00093aad" officeooo:paragraph-rsid="00093aad"/>
    </style:style>
    <style:style style:name="P18" style:family="paragraph" style:parent-style-name="Standard">
      <style:paragraph-properties fo:text-align="start" style:justify-single-word="false"/>
      <style:text-properties officeooo:rsid="000b2e0f" officeooo:paragraph-rsid="000b2e0f"/>
    </style:style>
    <style:style style:name="P19" style:family="paragraph" style:parent-style-name="Standard">
      <style:paragraph-properties fo:text-align="start" style:justify-single-word="false"/>
      <style:text-properties officeooo:rsid="000b2e0f" officeooo:paragraph-rsid="000b2e0f" fo:background-color="transparent"/>
    </style:style>
    <style:style style:name="P20" style:family="paragraph" style:parent-style-name="Standard">
      <style:paragraph-properties fo:text-align="start" style:justify-single-word="false"/>
      <style:text-properties officeooo:rsid="0008bd28" officeooo:paragraph-rsid="000b2e0f" fo:background-color="transparent"/>
    </style:style>
    <style:style style:name="T1" style:family="text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2" style:family="text">
      <style:text-properties fo:font-size="12pt" fo:font-style="normal" fo:font-weight="normal" officeooo:rsid="0008bd28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size="12pt" fo:font-style="normal" fo:font-weight="normal" officeooo:rsid="00093aad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size="12pt" fo:font-style="normal" fo:font-weight="normal" officeooo:rsid="000a70ca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size="12pt" fo:font-style="normal" fo:font-weight="normal" officeooo:rsid="000b2e0f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size="12pt" fo:font-style="normal" fo:font-weight="normal" officeooo:rsid="000c151d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fo:font-weight="normal" fo:background-color="#ffd428" loext:char-shading-value="0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size="12pt" fo:font-style="normal" fo:font-weight="normal" officeooo:rsid="00093aad" fo:background-color="#ffd428" loext:char-shading-value="0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size="12pt" fo:font-style="normal" fo:font-weight="normal" officeooo:rsid="0008bd28" fo:background-color="#ffd428" loext:char-shading-value="0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officeooo:rsid="000b2e0f"/>
    </style:style>
    <style:style style:name="T11" style:family="text">
      <style:text-properties officeooo:rsid="000c151d"/>
    </style:style>
    <text:list-style style:name="L1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nothing" fo:text-indent="-0.63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nothing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Uniwersytet Mikołaja Kopernika </text:p>
      <text:p text:style-name="P3">Wydział Matematyki i Informatyki</text:p>
      <text:p text:style-name="P1"/>
      <text:p text:style-name="P1"/>
      <text:p text:style-name="P1"/>
      <text:p text:style-name="P5">Damian Lewandowski</text:p>
      <text:p text:style-name="P1">nr albumu: 291824</text:p>
      <text:p text:style-name="P1"/>
      <text:p text:style-name="P1"/>
      <text:p text:style-name="P1"><text:tab/></text:p>
      <text:p text:style-name="P2">Praca inżynierska</text:p>
      <text:p text:style-name="P2">na kierunku informatyki</text:p>
      <text:p text:style-name="P1"/>
      <text:p text:style-name="P1"/>
      <text:p text:style-name="P1"/>
      <text:p text:style-name="P6">Gra z otwartym proceduralnie generowanym światem</text:p>
      <text:p text:style-name="P6"/>
      <text:p text:style-name="P7">Opiekun pracy dyplomowej</text:p>
      <text:p text:style-name="P7">dr. Jakub Narębski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Toruń 2021</text:p>
      <text:p text:style-name="P7"><text:soft-page-break/></text:p>
      <text:p text:style-name="P4">Spis treści</text:p>
      <text:p text:style-name="P4"/>
      <text:p text:style-name="P8">Wstęp</text:p>
      <text:p text:style-name="P12"><text:span text:style-name="T2">1. </text:span><text:span text:style-name="T4">Wykorzystywane narzędzia i technologie</text:span></text:p>
      <text:p text:style-name="P12"><text:span text:style-name="T4"><text:tab/>1.1. Wykorzystywane środowisko programistyczne</text:span></text:p>
      <text:p text:style-name="P15"><text:span text:style-name="T1"><text:tab/>1.</text:span><text:span text:style-name="T4">2</text:span><text:span text:style-name="T1">. C++</text:span></text:p>
      <text:p text:style-name="P12"><text:span text:style-name="T2"><text:tab/>1.</text:span><text:span text:style-name="T4">3</text:span><text:span text:style-name="T2">. OpenGL</text:span></text:p>
      <text:p text:style-name="P15"><text:span text:style-name="T1"><text:tab/>1.</text:span><text:span text:style-name="T4">4</text:span><text:span text:style-name="T1">. Dodatkowe biblioteki </text:span><text:span text:style-name="T7">(poniżej w podrozdziałach krótko opisane biblioteki)</text:span></text:p>
      <text:p text:style-name="P19"><text:span text:style-name="T1">2. Grafika komputerowa</text:span></text:p>
      <text:p text:style-name="P14"><text:span text:style-name="T5"><text:tab/>2</text:span><text:span text:style-name="T2">.1. </text:span><text:span text:style-name="T4">Graphics pipeline </text:span></text:p>
      <text:p text:style-name="P16"><text:span text:style-name="T1"><text:tab/></text:span><text:span text:style-name="T5">2</text:span><text:span text:style-name="T1">.2. Pods</text:span><text:span text:style-name="T3">tawowe ob</text:span><text:span text:style-name="T4">i</text:span><text:span text:style-name="T3">ekty</text:span></text:p>
      <text:p text:style-name="P14"><text:span text:style-name="T2"><text:tab/></text:span><text:span text:style-name="T5">2</text:span><text:span text:style-name="T2">.3. </text:span><text:span text:style-name="T3">Shadery</text:span></text:p>
      <text:p text:style-name="P14"><text:span text:style-name="T5"><text:tab/><text:tab/>2.3.1. Vertex Shader</text:span></text:p>
      <text:p text:style-name="P18"><text:span text:style-name="T1"><text:tab/><text:tab/>2.3.2. Fragment Shader</text:span></text:p>
      <text:p text:style-name="P18"><text:span text:style-name="T1"><text:tab/>2.4. Teksturowanie</text:span></text:p>
      <text:p text:style-name="P20"><text:span text:style-name="T5"><text:tab/>2</text:span><text:span text:style-name="T1">.</text:span><text:span text:style-name="T5">5</text:span><text:span text:style-name="T1">. </text:span><text:span text:style-name="T3">Kamera</text:span></text:p>
      <text:p text:style-name="P19"><text:span text:style-name="T3"><text:tab/>2.</text:span><text:span text:style-name="T1">6. Światło</text:span></text:p>
      <text:p text:style-name="P15"><text:span text:style-name="T5">3</text:span><text:span text:style-name="T1">. Proceduralna generacja</text:span></text:p>
      <text:p text:style-name="P15"><text:span text:style-name="T1"><text:tab/>2.1. Zasady proceduralnej generacji</text:span></text:p>
      <text:p text:style-name="P17"><text:span text:style-name="T1"><text:tab/>2.2. Wykorzystanie do generacji terenu</text:span></text:p>
      <text:p text:style-name="P15"><text:span text:style-name="T1"><text:tab/>2.</text:span><text:span text:style-name="T3">3</text:span><text:span text:style-name="T1">. </text:span><text:span text:style-name="T3">Zalety i wady proceduralnej generacji</text:span></text:p>
      <text:p text:style-name="P13"><text:span text:style-name="T5">4</text:span><text:span text:style-name="T2">. Algorytmy </text:span><text:span text:style-name="T9">(poniżej w podrozdziałach opisane </text:span><text:span text:style-name="T8">najważniejsze algorytmy</text:span><text:span text:style-name="T9">)</text:span></text:p>
      <text:p text:style-name="P15"><text:span text:style-name="T1"><text:tab/></text:span><text:span text:style-name="T5">4</text:span><text:span text:style-name="T1">.1. Generowanie </text:span><text:span text:style-name="T3">terenu</text:span></text:p>
      <text:p text:style-name="P17"><text:span text:style-name="T5"><text:tab/><text:tab/>4</text:span><text:span text:style-name="T1">.1.1. Generowanie szumu</text:span></text:p>
      <text:p text:style-name="P17"><text:span text:style-name="T1"><text:tab/><text:tab/></text:span><text:span text:style-name="T5">4.1.2. Nakładanie szumów i modyfikacja</text:span></text:p>
      <text:p text:style-name="P17"><text:span text:style-name="T1"><text:tab/><text:tab/></text:span><text:span text:style-name="T5">4</text:span><text:span text:style-name="T1">.1.</text:span><text:span text:style-name="T5">3.</text:span><text:span text:style-name="T1"> Dodawanie biomów</text:span></text:p>
      <text:p text:style-name="P17"><text:span text:style-name="T1"><text:tab/><text:tab/></text:span><text:span text:style-name="T5">4</text:span><text:span text:style-name="T1">.1.</text:span><text:span text:style-name="T5">4</text:span><text:span text:style-name="T1">. </text:span><text:span text:style-name="T4">Dodawanie pojedynczych elementów</text:span></text:p>
      <text:p text:style-name="P17"><text:span text:style-name="T1"><text:tab/></text:span><text:span text:style-name="T5">4</text:span><text:span text:style-name="T1">.2. Octree</text:span></text:p>
      <text:p text:style-name="P13"><text:span text:style-name="T3"><text:tab/><text:tab/></text:span><text:span text:style-name="T5">4</text:span><text:span text:style-name="T3">.2.1. Struktura danych</text:span></text:p>
      <text:p text:style-name="P13"><text:span text:style-name="T3"><text:tab/><text:tab/></text:span><text:span text:style-name="T5">4</text:span><text:span text:style-name="T3">.2.2. </text:span><text:span text:style-name="T6">Generacja podstawowego octree</text:span></text:p>
      <text:p text:style-name="P13"><text:span text:style-name="T3"><text:tab/><text:tab/></text:span><text:span text:style-name="T5">4</text:span><text:span text:style-name="T3">.2.3. Przygotowywanie octree</text:span></text:p>
      <text:p text:style-name="P13"><text:span text:style-name="T3"><text:tab/><text:tab/></text:span><text:span text:style-name="T5">4</text:span><text:span text:style-name="T3">.2.4. Modyfikacja octree w czasie rzeczywistym</text:span></text:p>
      <text:p text:style-name="P9"><text:tab/><text:span text:style-name="T10">4</text:span>.3. Tworzenie nieskończonej mapy</text:p>
      <text:p text:style-name="P9"><text:tab/><text:tab/><text:span text:style-name="T10">4</text:span>.3.1. Struktura danych</text:p>
      <text:p text:style-name="P9"><text:span text:style-name="T10"><text:tab/><text:tab/>4</text:span>.3.2. Dodawanie nowego segmentu</text:p>
      <text:p text:style-name="P11">5. Rozgrywka</text:p>
      <text:p text:style-name="P10">Podsumowanie</text:p>
      <text:p text:style-name="P10">Spis ilustracji</text:p>
      <text:p text:style-name="P10">Spis wycinków kodu</text:p>
      <text:p text:style-name="P10">Bibliografia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Signature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1-01T19:05:08.470000000</meta:creation-date>
    <dc:date>2020-11-02T01:44:28.500000000</dc:date>
    <meta:editing-duration>PT6M7S</meta:editing-duration>
    <meta:editing-cycles>1</meta:editing-cycles>
    <meta:document-statistic meta:table-count="0" meta:image-count="0" meta:object-count="0" meta:page-count="2" meta:paragraph-count="50" meta:word-count="161" meta:character-count="1303" meta:non-whitespace-character-count="1148"/>
    <meta:generator>LibreOffice/7.0.3.1$Windows_X86_64 LibreOffice_project/d7547858d014d4cf69878db179d326fc3483e082</meta:generator>
  </office:meta>
</office:document-meta>
</file>